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20d" officeooo:paragraph-rsid="0011920d"/>
    </style:style>
    <style:style style:name="P2" style:family="paragraph" style:parent-style-name="Standard">
      <style:text-properties officeooo:rsid="0011920d" officeooo:paragraph-rsid="0011920d"/>
    </style:style>
    <style:style style:name="P3" style:family="paragraph" style:parent-style-name="Standard">
      <style:text-properties officeooo:rsid="00134af0" officeooo:paragraph-rsid="00134af0"/>
    </style:style>
    <style:style style:name="T1" style:family="text">
      <style:text-properties officeooo:rsid="00134a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d of the world theories </text:p>
      <text:p text:style-name="P1"/>
      <text:p text:style-name="P1">-global warming </text:p>
      <text:p text:style-name="P1">-artificial <text:s/>intelligence rising </text:p>
      <text:p text:style-name="P1">-diseases</text:p>
      <text:p text:style-name="P1">-food</text:p>
      <text:p text:style-name="P1">-astroid</text:p>
      <text:p text:style-name="P1">-volcanoes</text:p>
      <text:p text:style-name="P1">-aliens</text:p>
      <text:p text:style-name="P1">-<text:span text:style-name="T1">dead rising </text:span></text:p>
      <text:p text:style-name="P1"/>
      <text:p text:style-name="P1"><text:a xlink:type="simple" xlink:href="http://seasonedcitizenprepper.com/preparedness-downloads/#military" text:style-name="Internet_20_link" text:visited-style-name="Visited_20_Internet_20_Link">http://seasonedcitizenprepper.com/preparedness-downloads/#military</text:a></text:p>
      <text:p text:style-name="P1"/>
      <text:p text:style-name="P3">link for survival manual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6:16:28.809214339</meta:creation-date>
    <dc:date>2020-10-20T16:48:06.328331842</dc:date>
    <meta:editing-duration>PT18M9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11" meta:word-count="22" meta:character-count="218" meta:non-whitespace-character-count="202"/>
  </office:meta>
</office:document-meta>
</file>